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9c31" officeooo:paragraph-rsid="00009c31"/>
    </style:style>
    <style:style style:name="P2" style:family="paragraph" style:parent-style-name="Standard">
      <style:text-properties officeooo:rsid="00009c31" officeooo:paragraph-rsid="00009c31"/>
    </style:style>
    <style:style style:name="P3" style:family="paragraph" style:parent-style-name="Standard">
      <style:text-properties officeooo:rsid="0004a407" officeooo:paragraph-rsid="0004a407"/>
    </style:style>
    <style:style style:name="P4" style:family="paragraph" style:parent-style-name="Standard">
      <style:text-properties officeooo:rsid="0004a407" officeooo:paragraph-rsid="000e7a9f"/>
    </style:style>
    <style:style style:name="P5" style:family="paragraph" style:parent-style-name="Standard">
      <style:text-properties officeooo:rsid="0004a407" officeooo:paragraph-rsid="00122c7d"/>
    </style:style>
    <style:style style:name="P6" style:family="paragraph" style:parent-style-name="Standard">
      <style:text-properties officeooo:rsid="0004a407" officeooo:paragraph-rsid="001425dd"/>
    </style:style>
    <style:style style:name="P7" style:family="paragraph" style:parent-style-name="Standard">
      <style:text-properties officeooo:rsid="0002c36b" officeooo:paragraph-rsid="0002c36b"/>
    </style:style>
    <style:style style:name="P8" style:family="paragraph" style:parent-style-name="Standard">
      <style:text-properties officeooo:rsid="0002c36b" officeooo:paragraph-rsid="00122c7d"/>
    </style:style>
    <style:style style:name="P9" style:family="paragraph" style:parent-style-name="Standard">
      <style:text-properties officeooo:rsid="00057282" officeooo:paragraph-rsid="00057282"/>
    </style:style>
    <style:style style:name="P10" style:family="paragraph" style:parent-style-name="Standard">
      <style:text-properties officeooo:rsid="00057282" officeooo:paragraph-rsid="000e7a9f"/>
    </style:style>
    <style:style style:name="P11" style:family="paragraph" style:parent-style-name="Standard">
      <style:text-properties officeooo:rsid="00095f90" officeooo:paragraph-rsid="00095f90"/>
    </style:style>
    <style:style style:name="P12" style:family="paragraph" style:parent-style-name="Standard">
      <style:text-properties officeooo:rsid="00096d0d" officeooo:paragraph-rsid="00122c7d"/>
    </style:style>
    <style:style style:name="P13" style:family="paragraph" style:parent-style-name="Standard">
      <style:text-properties officeooo:rsid="000c9157" officeooo:paragraph-rsid="00122c7d"/>
    </style:style>
    <style:style style:name="P14" style:family="paragraph" style:parent-style-name="Standard">
      <style:text-properties officeooo:rsid="000e7a9f" officeooo:paragraph-rsid="000e7a9f"/>
    </style:style>
    <style:style style:name="P15" style:family="paragraph" style:parent-style-name="Standard">
      <style:text-properties officeooo:rsid="00049c70" officeooo:paragraph-rsid="00122c7d"/>
    </style:style>
    <style:style style:name="P16" style:family="paragraph" style:parent-style-name="Standard">
      <style:text-properties officeooo:rsid="0013c509" officeooo:paragraph-rsid="0013c509"/>
    </style:style>
    <style:style style:name="T1" style:family="text">
      <style:text-properties officeooo:rsid="0004a407"/>
    </style:style>
    <style:style style:name="T2" style:family="text">
      <style:text-properties officeooo:rsid="000aece9"/>
    </style:style>
    <style:style style:name="T3" style:family="text">
      <style:text-properties officeooo:rsid="000bd720"/>
    </style:style>
    <style:style style:name="T4" style:family="text">
      <style:text-properties officeooo:rsid="000c9157"/>
    </style:style>
    <style:style style:name="T5" style:family="text">
      <style:text-properties officeooo:rsid="000cde5a"/>
    </style:style>
    <style:style style:name="T6" style:family="text">
      <style:text-properties officeooo:rsid="000e7a9f"/>
    </style:style>
    <style:style style:name="T7" style:family="text">
      <style:text-properties officeooo:rsid="00106389"/>
    </style:style>
    <style:style style:name="T8" style:family="text">
      <style:text-properties officeooo:rsid="0011c9f9"/>
    </style:style>
    <style:style style:name="T9" style:family="text">
      <style:text-properties officeooo:rsid="0012cb42"/>
    </style:style>
    <style:style style:name="T10" style:family="text">
      <style:text-properties officeooo:rsid="0013c509"/>
    </style:style>
    <style:style style:name="T11" style:family="text">
      <style:text-properties officeooo:rsid="001425dd"/>
    </style:style>
    <style:style style:name="T12" style:family="text">
      <style:text-properties officeooo:rsid="00142ca2"/>
    </style:style>
    <style:style style:name="T13" style:family="text">
      <style:text-properties officeooo:rsid="0015113c"/>
    </style:style>
    <style:style style:name="T14" style:family="text">
      <style:text-properties officeooo:rsid="00158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- Fix camera rotation so that it also changes Froggers axis and moves in the correct direction when rotated</text:p>
      <text:p text:style-name="P14"/>
      <text:p text:style-name="P6"><text:span text:style-name="T6">- </text:span><text:span text:style-name="T11">Make a functioning</text:span> pause system</text:p>
      <text:p text:style-name="P14"/>
      <text:p text:style-name="P14">- Function to check direction frogger is facing, and to stop him from moving /super hopping if the square in front of him is not traversa<text:span text:style-name="T7">b</text:span>l<text:span text:style-name="T7">e</text:span>(walls, etc)</text:p>
      <text:p text:style-name="P11"/>
      <text:p text:style-name="P10"><text:span text:style-name="T6">- </text:span>Optimize code already made(frogger movement function <text:span text:style-name="T8">that takes direction as input</text:span>, <text:span text:style-name="T12">simplified functions for spawners and sound displays etc</text:span>)</text:p>
      <text:p text:style-name="P9"/>
      <text:p text:style-name="P4"><text:span text:style-name="T6">- </text:span>Show froglets collected with bools</text:p>
      <text:p text:style-name="P3"/>
      <text:p text:style-name="P4"><text:span text:style-name="T6">- </text:span>Black screen <text:span text:style-name="T14">that fadesi nto level. Start level text controller</text:span></text:p>
      <text:p text:style-name="P3"/>
      <text:p text:style-name="P4"><text:span text:style-name="T6">- </text:span><text:span text:style-name="T13">Timer Bar</text:span></text:p>
      <text:p text:style-name="P1"/>
      <text:p text:style-name="P12"><text:span text:style-name="T6">- </text:span>Fade vehicles after they leave the first boundary, move despawn boundary further out</text:p>
      <text:p text:style-name="P1"/>
      <text:p text:style-name="P15"><text:span text:style-name="T6">- </text:span>victory and end game when all froglets collected</text:p>
      <text:p text:style-name="P1"/>
      <text:p text:style-name="P8"><text:span text:style-name="T6">- </text:span>Time <text:span text:style-name="T1">limit bar, </text:span><text:span text:style-name="T2">death audio on timeout</text:span></text:p>
      <text:p text:style-name="P7"/>
      <text:p text:style-name="P5"><text:span text:style-name="T6">- </text:span>Points <text:span text:style-name="T3">B</text:span>ar <text:span text:style-name="T4">+ Add points functions</text:span></text:p>
      <text:p text:style-name="P3"/>
      <text:p text:style-name="P13"><text:span text:style-name="T6">- </text:span>Bugs <text:span text:style-name="T5">tongue</text:span> <text:span text:style-name="T5">and bug effects </text:span></text:p>
      <text:p text:style-name="P1"/>
      <text:p text:style-name="P5"><text:span text:style-name="T6">- </text:span>A<text:span text:style-name="T2">ll A</text:span>nimations</text:p>
      <text:p text:style-name="P5"/>
      <text:p text:style-name="P5">- <text:span text:style-name="T14">Game Controller to keep track of lives, points, golden frogs etc</text:span></text:p>
      <text:p text:style-name="P5"/>
      <text:p text:style-name="P5">- <text:span text:style-name="T9">Croc Heads</text:span></text:p>
      <text:p text:style-name="P5"/>
      <text:p text:style-name="P5">- <text:span text:style-name="T10">Main Menu and Level Select</text:span></text:p>
      <text:p text:style-name="P5"/>
      <text:p text:style-name="P16">- More Levels and Level Builder from the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1T00:34:13.858000000</dc:date>
    <meta:editing-duration>PT33M25S</meta:editing-duration>
    <meta:editing-cycles>24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17" meta:word-count="168" meta:character-count="952" meta:non-whitespace-character-count="800"/>
  </office:meta>
</office:document-meta>
</file>